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Type11.PortType11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Type.apply( Rol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Type.getRole( final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tnerLinkType.getRo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Type1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tnerLinkType.PartnerLinkTyp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Type.isMember( Role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11.getPor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nerLink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11.Role11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.Rol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